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2.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4.2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443205" draw:marker-start-width="0.279cm" draw:marker-end-width="0.279cm" draw:fill="none" draw:textarea-horizontal-align="justify" draw:textarea-vertical-align="middle" draw:auto-grow-height="false" fo:min-height="12cm" fo:min-width="12.25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13cm" fo:min-width="1.323cm"/>
      <style:paragraph-properties style:writing-mode="lr-tb"/>
    </style:style>
    <style:style style:name="gr8" style:family="graphic" style:parent-style-name="objectwithoutfill">
      <style:graphic-properties draw:stroke="solid" draw:stroke-dash="Double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5.7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25cm" fo:min-width="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ouble_20_Dash" svg:stroke-width="0.053cm" draw:marker-start="Circle" draw:marker-start-width="0.379cm" draw:marker-end="Arrowheads_20_1" draw:marker-end-width="0.3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025cm" fo:min-width="2.593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025cm" fo:min-width="3.177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537cm" fo:min-width="3.787cm"/>
      <style:paragraph-properties style:writing-mode="lr-tb"/>
    </style:style>
    <style:style style:name="gr16" style:family="graphic" style:parent-style-name="standard">
      <style:graphic-properties draw:stroke="dash" draw:stroke-dash="Double_20_Dash" svg:stroke-width="0.053cm" draw:marker-start="Circle" draw:marker-start-width="0.379cm" draw:marker-end="Arrowheads_20_3" draw:marker-end-width="0.3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537cm" fo:min-width="4.523cm"/>
      <style:paragraph-properties style:writing-mode="lr-tb"/>
    </style:style>
    <style:style style:name="gr18" style:family="graphic" style:parent-style-name="standard">
      <style:graphic-properties draw:stroke="dash" draw:stroke-dash="Double_20_Dash" svg:stroke-width="0.053cm" draw:marker-start="Circle" draw:marker-start-width="0.379cm" draw:marker-end="Arrowheads_20_5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2.198cm" fo:min-width="10.698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ouble_20_Dash" svg:stroke-width="0.053cm" draw:marker-start="Circle" draw:marker-start-width="0.379cm" draw:marker-end="Arrowheads_20_7" draw:marker-end-width="0.3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font-size="13pt"/>
    </style:style>
    <style:style style:name="P2" style:family="paragraph">
      <loext:graphic-properties draw:fill="none"/>
      <style:paragraph-properties fo:text-align="center" style:writing-mode="lr-tb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loext:graphic-properties draw:fill="none" draw:fill-color="#ffffff"/>
      <style:paragraph-properties style:writing-mode="lr-tb"/>
      <style:text-properties fo:font-size="13pt"/>
    </style:style>
    <style:style style:name="P5" style:family="paragraph">
      <style:paragraph-properties fo:text-align="center"/>
      <style:text-properties fo:font-size="13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1.5cm" svg:x="12.75cm" svg:y="2.5cm">
          <text:p text:style-name="P1"><text:span text:style-name="T1">Djang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5cm" svg:x="19cm" svg:y="2.5cm">
          <text:p text:style-name="P1"><text:span text:style-name="T1">Vu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cm" svg:height="1.5cm" svg:x="6.25cm" svg:y="2.5cm">
          <text:p text:style-name="P1"><text:span text:style-name="T1">D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cm" svg:height="1.5cm" svg:x="8.75cm" svg:y="5.5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5cm" svg:x="12.75cm" svg:y="5.5cm">
          <text:p text:style-name="P1"><text:span text:style-name="T1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3cm" svg:height="1.5cm" svg:x="16.75cm" svg:y="5.5cm">
          <text:p text:style-name="P1"><text:span text:style-name="T1">Templa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cm" svg:y1="4cm" svg:x2="10cm" svg:y2="5.5cm" draw:start-shape="id1" draw:start-glue-point="2" draw:end-shape="id2" draw:end-glue-point="0" svg:d="M14000 4000l-4000 1500" svg:viewBox="0 0 4001 1501">
          <text:p/>
        </draw:connector>
        <draw:connector draw:style-name="gr3" draw:text-style-name="P3" draw:layer="layout" draw:type="line" svg:x1="7.5cm" svg:y1="4cm" svg:x2="10cm" svg:y2="5.5cm" draw:start-shape="id3" draw:start-glue-point="2" draw:end-shape="id2" draw:end-glue-point="0" svg:d="M7500 4000l2500 1500" svg:viewBox="0 0 2501 1501">
          <text:p/>
        </draw:connector>
        <draw:connector draw:style-name="gr3" draw:text-style-name="P3" draw:layer="layout" draw:type="line" svg:x1="14cm" svg:y1="4cm" svg:x2="14cm" svg:y2="5.5cm" draw:start-shape="id1" draw:start-glue-point="2" draw:end-shape="id4" draw:end-glue-point="0" svg:d="M14000 4000v1500" svg:viewBox="0 0 1 1501">
          <text:p/>
        </draw:connector>
        <draw:connector draw:style-name="gr3" draw:text-style-name="P3" draw:layer="layout" draw:type="line" svg:x1="14cm" svg:y1="4cm" svg:x2="18.25cm" svg:y2="5.5cm" draw:start-shape="id1" draw:start-glue-point="2" draw:end-shape="id5" draw:end-glue-point="0" svg:d="M14000 4000l4250 1500" svg:viewBox="0 0 4251 1501">
          <text:p/>
        </draw:connector>
        <draw:connector draw:style-name="gr3" draw:text-style-name="P3" draw:layer="layout" draw:type="line" svg:x1="20.25cm" svg:y1="4cm" svg:x2="18.25cm" svg:y2="5.5cm" draw:start-shape="id6" draw:start-glue-point="2" draw:end-shape="id5" draw:end-glue-point="0" svg:d="M20250 4000l-2000 1500" svg:viewBox="0 0 2001 1501">
          <text:p/>
        </draw:connector>
        <draw:custom-shape draw:style-name="gr4" draw:text-style-name="P2" xml:id="id7" draw:id="id7" draw:layer="layout" svg:width="4.75cm" svg:height="1.5cm" svg:x="11.5cm" svg:y="8.75cm">
          <text:p text:style-name="P1"><text:span text:style-name="T1">Strutture astrat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cm" svg:y1="7cm" svg:x2="13.875cm" svg:y2="8.75cm" draw:start-shape="id2" draw:start-glue-point="2" draw:end-shape="id7" draw:end-glue-point="0" svg:d="M10000 7000l3875 1750" svg:viewBox="0 0 3876 1751">
          <text:p/>
        </draw:connector>
        <draw:connector draw:style-name="gr3" draw:text-style-name="P3" draw:layer="layout" draw:type="line" svg:x1="14cm" svg:y1="7cm" svg:x2="13.875cm" svg:y2="8.75cm" draw:start-shape="id4" draw:start-glue-point="2" draw:end-shape="id7" draw:end-glue-point="0" svg:d="M14000 7000l-125 1750" svg:viewBox="0 0 126 1751">
          <text:p/>
        </draw:connector>
        <draw:connector draw:style-name="gr3" draw:text-style-name="P3" draw:layer="layout" draw:type="line" svg:x1="18.25cm" svg:y1="7cm" svg:x2="13.875cm" svg:y2="8.75cm" draw:start-shape="id5" draw:start-glue-point="2" draw:end-shape="id7" draw:end-glue-point="0" svg:d="M18250 7000l-4375 1750" svg:viewBox="0 0 4376 1751">
          <text:p/>
        </draw:connector>
        <draw:custom-shape draw:style-name="gr1" draw:text-style-name="P2" xml:id="id11" draw:id="id11" draw:layer="layout" svg:width="2.5cm" svg:height="1.5cm" svg:x="8.75cm" svg:y="13.75cm">
          <text:p text:style-name="P1"><text:span text:style-name="T1">B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4.5cm" svg:height="1.5cm" svg:x="14.5cm" svg:y="13.75cm">
          <text:p text:style-name="P1"><text:span text:style-name="T1">E-comme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2.75cm" svg:height="12.25cm" svg:x="7.75cm" svg:y="4.7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823cm" svg:height="0.763cm" svg:x="20.665cm" svg:y="4.75cm">
          <draw:text-box>
            <text:p><text:span text:style-name="T1">CUBO</text:span></text:p>
          </draw:text-box>
        </draw:frame>
        <draw:custom-shape draw:style-name="gr5" draw:text-style-name="P2" xml:id="id9" draw:id="id9" draw:layer="layout" svg:width="4.5cm" svg:height="1.5cm" svg:x="14.5cm" svg:y="17.5cm">
          <text:p text:style-name="P1"><text:span text:style-name="T1">E-commerce </text:span></text:p>
          <text:p text:style-name="P1"><text:span text:style-name="T1">cust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16.75cm" svg:y1="15.25cm" svg:x2="16.75cm" svg:y2="17.5cm" draw:start-shape="id8" draw:start-glue-point="2" draw:end-shape="id9" draw:end-glue-point="0" svg:d="M16750 15250v2250" svg:viewBox="0 0 1 2251">
          <text:p/>
        </draw:connector>
        <draw:custom-shape draw:style-name="gr9" draw:text-style-name="P2" xml:id="id10" draw:id="id10" draw:layer="layout" svg:width="6.25cm" svg:height="1.5cm" svg:x="10.75cm" svg:y="11cm">
          <text:p text:style-name="P1"><text:span text:style-name="T1">Applicazioni cub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875cm" svg:y1="10.25cm" svg:x2="13.875cm" svg:y2="11cm" draw:start-shape="id7" draw:start-glue-point="2" draw:end-shape="id10" draw:end-glue-point="0" svg:d="M13875 10250v750" svg:viewBox="0 0 1 751">
          <text:p/>
        </draw:connector>
        <draw:connector draw:style-name="gr3" draw:text-style-name="P3" draw:layer="layout" draw:type="line" svg:x1="13.875cm" svg:y1="12.5cm" svg:x2="10cm" svg:y2="13.75cm" draw:start-shape="id10" draw:start-glue-point="2" draw:end-shape="id11" draw:end-glue-point="0" svg:d="M13875 12500l-3875 1250" svg:viewBox="0 0 3876 1251">
          <text:p/>
        </draw:connector>
        <draw:connector draw:style-name="gr3" draw:text-style-name="P3" draw:layer="layout" draw:type="line" svg:x1="13.875cm" svg:y1="12.5cm" svg:x2="16.75cm" svg:y2="13.75cm" draw:start-shape="id10" draw:start-glue-point="2" draw:end-shape="id8" draw:end-glue-point="0" svg:d="M13875 12500l2875 1250" svg:viewBox="0 0 2876 1251">
          <text:p/>
        </draw:connector>
        <draw:custom-shape draw:style-name="gr10" draw:text-style-name="P2" xml:id="id12" draw:id="id12" draw:layer="layout" svg:width="3.5cm" svg:height="1.5cm" svg:x="3cm" svg:y="15.5cm">
          <text:p text:style-name="P1"><text:span text:style-name="T1">Concor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draw:line-skew="-2.125cm" svg:x1="13.875cm" svg:y1="10.25cm" svg:x2="4.75cm" svg:y2="15.5cm" draw:start-shape="id7" draw:start-glue-point="2" draw:end-shape="id12" svg:d="M13875 10250v500h-9125v4750" svg:viewBox="0 0 9126 5251">
          <text:p/>
        </draw:connector>
        <draw:line draw:style-name="gr12" draw:text-style-name="P5" draw:layer="layout" svg:x1="16.25cm" svg:y1="9.5cm" svg:x2="21.25cm" svg:y2="9.5cm">
          <text:p/>
        </draw:line>
        <draw:frame draw:style-name="gr13" draw:text-style-name="P4" draw:layer="layout" svg:width="3.093cm" svg:height="1.275cm" svg:x="21.25cm" svg:y="13.75cm">
          <draw:text-box>
            <text:p><text:span text:style-name="T1">Categorie di </text:span></text:p>
            <text:p><text:span text:style-name="T1">applicazoni</text:span></text:p>
          </draw:text-box>
        </draw:frame>
        <draw:frame draw:style-name="gr14" draw:text-style-name="P4" draw:layer="layout" svg:width="3.677cm" svg:height="1.275cm" svg:x="21.073cm" svg:y="8.975cm">
          <draw:text-box>
            <text:p><text:span text:style-name="T1">Strutture </text:span></text:p>
            <text:p><text:span text:style-name="T1">astratte di base</text:span></text:p>
          </draw:text-box>
        </draw:frame>
        <draw:frame draw:style-name="gr15" draw:text-style-name="P4" draw:layer="layout" svg:width="4.287cm" svg:height="1.787cm" svg:x="21.25cm" svg:y="17.463cm">
          <draw:text-box>
            <text:p><text:span text:style-name="T1">Eventuale </text:span></text:p>
            <text:p><text:span text:style-name="T1">personalizzazione </text:span></text:p>
            <text:p><text:span text:style-name="T1">per il cliente</text:span></text:p>
          </draw:text-box>
        </draw:frame>
        <draw:line draw:style-name="gr16" draw:text-style-name="P6" draw:layer="layout" svg:x1="18.75cm" svg:y1="18.25cm" svg:x2="21.25cm" svg:y2="18.25cm">
          <text:p/>
        </draw:line>
        <draw:frame draw:style-name="gr17" draw:text-style-name="P4" draw:layer="layout" svg:width="5.023cm" svg:height="1.787cm" svg:x="21.227cm" svg:y="15.25cm">
          <draw:text-box>
            <text:p><text:span text:style-name="T1">Applicazione custom </text:span></text:p>
            <text:p><text:span text:style-name="T1">creata appositamente </text:span></text:p>
            <text:p><text:span text:style-name="T1">per il cliente</text:span></text:p>
          </draw:text-box>
        </draw:frame>
        <draw:line draw:style-name="gr18" draw:text-style-name="P6" draw:layer="layout" svg:x1="6.5cm" svg:y1="16.25cm" svg:x2="21.25cm" svg:y2="16.25cm">
          <text:p/>
        </draw:line>
        <draw:custom-shape draw:style-name="gr19" draw:text-style-name="P7" draw:layer="layout" svg:width="11.25cm" svg:height="2.5cm" svg:x="8.25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6" draw:layer="layout" svg:x1="19.5cm" svg:y1="14.5cm" svg:x2="21.25cm" svg:y2="14.5cm">
          <text:p/>
        </draw:line>
        <draw:custom-shape draw:style-name="gr1" draw:text-style-name="P2" xml:id="id13" draw:id="id13" draw:layer="layout" svg:width="2.5cm" svg:height="1.5cm" svg:x="11.625cm" svg:y="13.7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13.875cm" svg:y1="12.5cm" svg:x2="12.875cm" svg:y2="13.75cm" draw:start-shape="id10" draw:start-glue-point="2" draw:end-shape="id13" draw:end-glue-point="0" svg:d="M13875 12500l-1000 1250" svg:viewBox="0 0 1001 1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03T17:08:37.771815829</meta:creation-date>
    <dc:date>2021-07-03T17:12:41.119750254</dc:date>
    <meta:editing-duration>PT48M47S</meta:editing-duration>
    <meta:editing-cycles>2</meta:editing-cycles>
    <meta:generator>LibreOffice/7.1.4.2$MacOSX_X86_64 LibreOffice_project/a529a4fab45b75fefc5b6226684193eb000654f6</meta:generator>
    <meta:document-statistic meta:object-count="38"/>
  </office:meta>
</office:document-meta>
</file>